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 table:style-name="ce4" office:value-type="string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style-name="ce4"/>
          <table:table-cell table:number-columns-repeated="5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0:54</dc:date>
    <dc:creator>Igor Assis</dc:creator>
    <meta:editing-duration>PT7M50S</meta:editing-duration>
    <meta:editing-cycles>5</meta:editing-cycles>
    <meta:generator>OpenOffice.org/3.3$Unix OpenOffice.org_project/330m20$Build-9567</meta:generator>
    <meta:document-statistic meta:table-count="3" meta:cell-count="25" meta:object-count="0"/>
  </office:meta>
</office:document-meta>
</file>